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Arial1" style:font-name-complex="Arial1"/>
    </style:style>
    <style:style style:name="P2" style:family="paragraph" style:parent-style-name="Heading_20_3">
      <style:paragraph-properties fo:text-align="end" style:justify-single-word="false"/>
      <style:text-properties fo:font-size="12pt" fo:font-weight="normal" style:font-size-asian="12pt" style:font-weight-asian="normal" style:font-size-complex="12pt"/>
    </style:style>
    <style:style style:name="P3" style:family="paragraph" style:parent-style-name="Heading_20_3">
      <style:text-properties fo:font-size="12pt" fo:font-weight="normal" style:font-size-asian="12pt" style:font-weight-asian="normal" style:font-size-complex="12pt"/>
    </style:style>
    <style:style style:name="P4" style:family="paragraph" style:parent-style-name="Standard">
      <style:text-properties style:font-name="Arial1" fo:language="es" fo:country="MX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1" fo:language="es" fo:country="MX" style:font-name-complex="Arial1"/>
    </style:style>
    <style:style style:name="P6" style:family="paragraph" style:parent-style-name="Standard">
      <style:text-properties style:font-name="Arial1" fo:language="es" fo:country="MX" fo:font-weight="bold" style:font-weight-asian="bold" style:font-name-complex="Arial1" style:font-weight-complex="bold"/>
    </style:style>
    <style:style style:name="P7" style:family="paragraph" style:parent-style-name="Standard">
      <style:text-properties style:font-name="Arial1" fo:language="es" fo:country="MX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8" style:family="paragraph" style:parent-style-name="Standard">
      <style:text-properties style:font-name="Arial1" fo:language="es" fo:country="MX" style:text-underline-style="solid" style:text-underline-width="auto" style:text-underline-color="font-color" style:font-name-complex="Arial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text-properties style:font-name="Arial1" style:font-name-complex="Arial1"/>
    </style:style>
    <style:style style:name="P12" style:family="paragraph" style:parent-style-name="Text_20_body">
      <style:text-properties style:font-name="Arial1" style:text-underline-style="solid" style:text-underline-width="auto" style:text-underline-color="font-color" style:font-name-complex="Arial1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fo:language="es" fo:country="MX" style:font-name-complex="Arial1"/>
    </style:style>
    <style:style style:name="T3" style:family="text">
      <style:text-properties style:font-name="Arial1" fo:language="es" fo:country="MX" style:font-name-complex="Arial1" style:font-weight-complex="bold"/>
    </style:style>
    <style:style style:name="T4" style:family="text">
      <style:text-properties style:font-name="Arial1" fo:language="es" fo:country="MX" officeooo:rsid="000b19f0" style:font-name-complex="Arial1"/>
    </style:style>
    <style:style style:name="T5" style:family="text">
      <style:text-properties style:font-name="Arial1" fo:language="es" fo:country="MX" style:text-underline-style="solid" style:text-underline-width="auto" style:text-underline-color="font-color" style:font-name-complex="Arial1"/>
    </style:style>
    <style:style style:name="T6" style:family="text">
      <style:text-properties style:font-name="Arial1" fo:language="es" fo:country="MX" style:text-underline-style="solid" style:text-underline-width="auto" style:text-underline-color="font-color" style:font-name-complex="Arial1" style:font-weight-complex="bold"/>
    </style:style>
    <style:style style:name="T7" style:family="text">
      <style:text-properties style:font-name="Arial1" fo:language="es" fo:country="MX" fo:font-weight="bold" style:font-weight-asian="bold" style:font-name-complex="Arial1" style:font-weight-complex="bold"/>
    </style:style>
    <style:style style:name="T8" style:family="text">
      <style:text-properties style:font-name="Arial1" style:text-underline-style="solid" style:text-underline-width="auto" style:text-underline-color="font-color" style:font-name-complex="Arial1"/>
    </style:style>
    <style:style style:name="T9" style:family="text">
      <style:text-properties style:font-name="Arial1" fo:language="es" fo:country="ES" style:font-name-complex="Arial1"/>
    </style:style>
    <style:style style:name="T10" style:family="text">
      <style:text-properties style:font-name="Arial1" fo:language="en" fo:country="US" style:font-name-complex="Arial1"/>
    </style:style>
    <style:style style:name="T11" style:family="text">
      <style:text-properties fo:language="es" fo:country="MX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2pt" fo:font-weight="normal" style:font-size-asian="12pt" style:font-weight-asian="norm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9"><text:span text:style-name="T5">PROGRAMA DE MATEMÁTICA PARA ALUMNOS PREVIOS, LIBRES Y</text:span><text:span text:style-name="T2"> </text:span><text:span text:style-name="T5">EQUIVALENCIAS</text:span></text:p>
      <text:p text:style-name="P7"/>
      <text:p text:style-name="P7"/>
      <text:p text:style-name="Standard"><text:span text:style-name="T6">Curso:</text:span><text:span text:style-name="T3"> 1º AÑO</text:span></text:p>
      <text:p text:style-name="P6"/>
      <text:p text:style-name="P6"/>
      <text:h text:style-name="P1" text:outline-level="2">UNIDAD 1: NÚMEROS ENTEROS</text:h>
      <text:p text:style-name="P4"/>
      <text:p text:style-name="P10"><text:span text:style-name="T2">Creación de los números enteros. Interpretación en la recta numérica. Valor absoluto. Orden. Operaciones en Z: suma, resta. Propiedades. Supresión de paréntesis, corchetes y llaves. Sumas algebraicas. Producto y división, propiedades, Ejercicios combinados.</text:span><text:span text:style-name="T2"/></text:p>
      <text:p text:style-name="P11">Lenguaje coloquial, gráfico y simbólico. Ecuaciones de 1º grado con una incógnita. </text:p>
      <text:p text:style-name="P5"/>
      <text:p text:style-name="P4"/>
      <text:h text:style-name="P1" text:outline-level="2">UNIDAD 2: LA GEOMETRÍA</text:h>
      <text:p text:style-name="P8"/>
      <text:p text:style-name="Text_20_body"><text:span text:style-name="T1">Punto, recta y plano. Semiplano, semirrecta, segmento y ángulo. Rectas paralelas y perpendiculares. Clasificación de los ángulos: complementarios, suplementarios, consecutivos, opuestos por el vértice y adyacentes. Relaciones entre ángulos. Ecuaciones.</text:span></text:p>
      <text:p text:style-name="P11"/>
      <text:p text:style-name="P11"/>
      <text:p text:style-name="P12">UNIDAD 3: POTENCIACIÓN Y RADICACIÓN</text:p>
      <text:p text:style-name="P12"/>
      <text:p text:style-name="P11">Potenciación: concepto, casos especiales. Propiedades: distributiva, producto y cociente de potencias de igual base. Potencia de potencia. Ejercicios combinados con enteros. Ecuaciones.<text:span text:style-name="T1"/></text:p>
      <text:p text:style-name="P11">Radicación. Propiedades. Ejercicios combinados con enteros.</text:p>
      <text:p text:style-name="P11"/>
      <text:p text:style-name="P11"/>
      <text:p text:style-name="P12">UNIDAD 4: TRIÁNGULOS</text:p>
      <text:p text:style-name="P12"/>
      <text:p text:style-name="P11">Triángulos: concepto. Clasificación según sus lados y sus ángulos. Suma de ángulos interiores y exteriores. Ejercicios y problemas. Cálculo de perímetros. Problemas. Ecuaciones.</text:p>
      <text:p text:style-name="P12"/>
      <text:p text:style-name="P12"/>
      <text:h text:style-name="P2" text:outline-level="3">Firma docente…………………………….</text:h>
      <text:h text:style-name="P3" text:outline-level="3"/>
      <text:h text:style-name="P3" text:outline-level="3">BIBLIOGRAFÍA</text:h>
      <text:p text:style-name="P5">Matemática 1 y 2 –Tapia <text:s/>– Ed. Estrada</text:p>
      <text:p text:style-name="P5">Matemática 8 – <text:s/>Ed. A-Z</text:p>
      <text:p text:style-name="P10"><text:span text:style-name="T2">Matemática 8 – <text:s/>Ed. </text:span><text:span text:style-name="T9">Mc Graw Hill</text:span></text:p>
      <text:p text:style-name="P10"><text:span text:style-name="T9">Matemática 8 – <text:s/></text:span><text:span text:style-name="T10">Ed. Aiqu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A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es" fo:country="MX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1" fo:language="es" fo:country="MX" style:font-name-complex="Arial1"/>
    </style:style>
    <style:style style:name="MT2" style:family="text">
      <style:text-properties style:font-name="Arial1" fo:language="es" fo:country="MX" officeooo:rsid="000b19f0"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2cm" fo:margin-left="2.7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PEM </text:span><text:span text:style-name="MT2">N°</text:span><text:span text:style-name="MT1">41<text:tab/><text:tab/>202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ño:  2002</dc:title>
    <dc:subject/>
    <meta:keyword/>
    <dc:description/>
    <meta:initial-creator>sandra greene y horacio ortega</meta:initial-creator>
    <meta:creation-date>2011-11-15T07:59:00</meta:creation-date>
    <dc:date>2023-05-09T19:08:51.382000000</dc:date>
    <meta:editing-cycles>15</meta:editing-cycles>
    <meta:editing-duration>PT51M28S</meta:editing-duration>
    <meta:document-statistic meta:table-count="0" meta:image-count="0" meta:object-count="0" meta:page-count="1" meta:paragraph-count="19" meta:word-count="181" meta:character-count="1365" meta:non-whitespace-character-count="1193"/>
    <meta:generator>LibreOffice/7.5.2.2$Windows_X86_64 LibreOffice_project/53bb9681a964705cf672590721dbc85eb4d0c3a2</meta:generator>
  </office:meta>
</office:document-meta>
</file>